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4.85cm" fo:min-width="6.1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54cm" fo:min-width="7.148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024cm" fo:min-width="4.02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976cm" fo:min-width="1.821cm"/>
      <style:paragraph-properties style:writing-mode="lr-tb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5.076cm" fo:min-width="6.032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3.864cm" fo:min-width="6.508cm"/>
      <style:paragraph-properties style:writing-mode="lr-tb"/>
    </style:style>
    <style:style style:name="gr12" style:family="graphic" style:parent-style-name="standard">
      <style:graphic-properties draw:fill-color="#f7d1d5" draw:textarea-horizontal-align="justify" draw:textarea-vertical-align="middle" draw:auto-grow-height="false" fo:min-height="4.961cm" fo:min-width="7.819cm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standard">
      <style:graphic-properties draw:fill-color="#afd095" draw:textarea-horizontal-align="justify" draw:textarea-vertical-align="middle" draw:auto-grow-height="false" fo:min-height="0.831cm" fo:min-width="5.721cm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317cm" fo:min-width="5.692cm"/>
      <style:paragraph-properties style:writing-mode="lr-tb"/>
    </style:style>
    <style:style style:name="gr19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5ce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7d1d5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afd09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app" svg:width="6.6cm" svg:height="5.1cm" svg:x="4.43cm" svg:y="2.101cm">
          <text:p text:style-name="P1"><text:span text:style-name="T1">app.js</text:span></text:p>
          <text:p text:style-name="P1"/>
          <text:p text:style-name="P1">charge les librairies</text:p>
          <text:p text:style-name="P1">charge dispatcher</text:p>
          <text:p text:style-name="P1">Appel index.html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app" svg:width="8.058cm" svg:height="4.2cm" svg:x="3.701cm" svg:y="9.701cm">
          <text:p text:style-name="P1"><text:span text:style-name="T1">Index.html</text:span></text:p>
          <text:p text:style-name="P1"><text:span text:style-name="T2"/></text:p>
          <text:p text:style-name="P1"><text:span text:style-name="T2">Charge les librairies</text:span></text:p>
          <text:p text:style-name="P1"><text:span text:style-name="T2">Crée l'interface par onglets</text:span></text:p>
          <text:p text:style-name="P1"><text:span text:style-name="T2">Charge les 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app" svg:width="4.657cm" svg:height="1.41cm" svg:x="5.402cm" svg:y="16.286cm">
          <text:p text:style-name="P1"><text:span text:style-name="T1">intro_ui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app" svg:width="4.657cm" svg:height="1.41cm" svg:x="13.861cm" svg:y="18.824cm">
          <text:p text:style-name="P1"><text:span text:style-name="T1">dosage_ui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app" svg:width="4.657cm" svg:height="1.41cm" svg:x="13.861cm" svg:y="15.854cm">
          <text:p text:style-name="P1"><text:span text:style-name="T1">especes_ui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app" svg:width="4.657cm" svg:height="1.41cm" svg:x="13.861cm" svg:y="23.141cm">
          <text:p text:style-name="P1"><text:span text:style-name="T1">problem_ui.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app" svg:width="4.657cm" svg:height="1.41cm" svg:x="15.001cm" svg:y="11.105cm">
          <text:p text:style-name="P1"><text:span text:style-name="T1">u</text:span><text:span text:style-name="T1">ti</text:span><text:span text:style-name="T1">l</text:span><text:span text:style-name="T1">s</text:span><text:span text:style-name="T1">_</text:span><text:span text:style-name="T1">u</text:span><text:span text:style-name="T1">i.</text:span><text:span text:style-name="T1">j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app" svg:x1="7.73cm" svg:y1="7.201cm" svg:x2="7.73cm" svg:y2="9.701cm" draw:start-shape="id1" draw:start-glue-point="2" draw:end-shape="id2" draw:end-glue-point="0" svg:d="M7730 7201v2500" svg:viewBox="0 0 1 2501">
          <text:p/>
        </draw:connector>
        <draw:connector draw:style-name="gr5" draw:text-style-name="P5" draw:layer="app" svg:x1="7.73cm" svg:y1="13.901cm" svg:x2="7.73cm" svg:y2="16.286cm" draw:start-shape="id2" draw:start-glue-point="2" draw:end-shape="id3" draw:end-glue-point="0" svg:d="M7730 13901v2385" svg:viewBox="0 0 1 2386">
          <text:p/>
        </draw:connector>
        <draw:connector draw:style-name="gr6" draw:text-style-name="P1" draw:layer="app" svg:x1="11.759cm" svg:y1="11.801cm" svg:x2="15.001cm" svg:y2="11.81cm" draw:start-shape="id2" draw:start-glue-point="1" draw:end-shape="id4" draw:end-glue-point="3" svg:d="M11759 11801h1621v9h1621" svg:viewBox="0 0 3243 10">
          <text:p/>
        </draw:connector>
        <draw:connector draw:style-name="gr7" draw:text-style-name="P5" draw:layer="app" svg:x1="7.73cm" svg:y1="13.901cm" svg:x2="16.189cm" svg:y2="15.854cm" draw:start-shape="id2" draw:start-glue-point="2" draw:end-shape="id5" draw:end-glue-point="0" svg:d="M7730 13901v977h8459v976" svg:viewBox="0 0 8460 1954">
          <text:p/>
        </draw:connector>
        <draw:connector draw:style-name="gr8" draw:text-style-name="P5" draw:layer="app" svg:x1="16.189cm" svg:y1="17.264cm" svg:x2="16.189cm" svg:y2="18.824cm" draw:start-shape="id5" draw:start-glue-point="2" draw:end-shape="id6" draw:end-glue-point="0" svg:d="M16189 17264v1560" svg:viewBox="0 0 1 1561">
          <text:p/>
        </draw:connector>
        <draw:custom-shape draw:style-name="gr9" draw:text-style-name="P6" xml:id="id7" draw:id="id7" draw:layer="especes_ui" svg:width="4.641cm" svg:height="4.452cm" svg:x="3.304cm" svg:y="2.101cm">
          <text:p text:style-name="P1">Entré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xml:id="id8" draw:id="id8" draw:layer="especes_ui" svg:width="7.108cm" svg:height="5.902cm" svg:x="2.07cm" svg:y="8.019cm">
          <text:p text:style-name="P1"><text:span text:style-name="T1">init_especes</text:span></text:p>
          <text:p text:style-name="P1"><text:span text:style-name="T1"/></text:p>
          <text:list text:style-name="L1">
            <text:list-item>
              <text:p text:style-name="P7"><text:span text:style-name="T2">Crée interface HTML</text:span></text:p>
            </text:list-item>
            <text:list-item>
              <text:p text:style-name="P7"><text:span text:style-name="T2">Récupère liste (py)</text:span></text:p>
            </text:list-item>
            <text:list-item>
              <text:p text:style-name="P7"><text:span text:style-name="T2">Affichage</text:span></text:p>
            </text:list-item>
          </text:list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9" draw:id="id9" draw:layer="especes_ui" svg:width="7.452cm" svg:height="4.558cm" svg:x="11.213cm" svg:y="19.16cm">
          <text:p text:style-name="P1"><text:span text:style-name="T1">déclaration events</text:span></text:p>
          <text:p text:style-name="P1"><text:span text:style-name="T1"/></text:p>
          <text:list text:style-name="L1">
            <text:list-item>
              <text:p text:style-name="P7"><text:span text:style-name="T2">choix liste déroulante</text:span></text:p>
            </text:list-item>
            <text:list-item>
              <text:p text:style-name="P7"><text:span text:style-name="T2">saisie des valeurs</text:span></text:p>
            </text:list-item>
            <text:list-item>
              <text:p text:style-name="P7"><text:span text:style-name="T2">validatio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0" draw:id="id10" draw:layer="especes_ui" svg:width="8.318cm" svg:height="5.902cm" svg:x="1.628cm" svg:y="18.488cm">
          <text:p text:style-name="P1"><text:span text:style-name="T1">Sur Validation</text:span></text:p>
          <text:p text:style-name="P1"><text:span text:style-name="T1"/></text:p>
          <text:list text:style-name="L1">
            <text:list-item>
              <text:p text:style-name="P7"><text:span text:style-name="T2">initialise g.dosage</text:span></text:p>
              <text:p text:style-name="P7"><text:span text:style-name="T2"/></text:p>
            </text:list-item>
            <text:list-item>
              <text:p text:style-name="P7"><text:span text:style-name="T2">met à jour paramètres </text:span></text:p>
              <text:p text:style-name="P7"><text:span text:style-name="T2">(init_dosage)</text:span></text:p>
              <text:p text:style-name="P7"><text:span text:style-name="T2"/></text:p>
            </text:list-item>
            <text:list-item>
              <text:p text:style-name="P7"><text:span text:style-name="T2">activation menus</text:span></text:p>
            </text:list-item>
          </text:list>
          <text:p text:style-name="P1"><text:span text:style-name="T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3" draw:text-style-name="P5" draw:layer="especes_ui" svg:x1="5.625cm" svg:y1="6.553cm" svg:x2="5.624cm" svg:y2="8.019cm" draw:start-shape="id7" draw:start-glue-point="6" draw:end-shape="id8" draw:end-glue-point="0" svg:d="M5625 6553v734h-1v732" svg:viewBox="0 0 2 1467">
          <text:p/>
        </draw:connector>
        <draw:connector draw:style-name="gr14" draw:text-style-name="P5" draw:layer="especes_ui" svg:x1="5.624cm" svg:y1="13.921cm" svg:x2="14.939cm" svg:y2="19.16cm" draw:start-shape="id8" draw:start-glue-point="2" draw:end-shape="id9" draw:end-glue-point="0" svg:d="M5624 13921v2620h9315v2619" svg:viewBox="0 0 9316 5240">
          <text:p/>
        </draw:connector>
        <draw:connector draw:style-name="gr15" draw:text-style-name="P5" draw:layer="especes_ui" draw:type="line" svg:x1="11.213cm" svg:y1="21.439cm" svg:x2="9.946cm" svg:y2="21.439cm" draw:start-shape="id9" draw:start-glue-point="3" draw:end-shape="id10" draw:end-glue-point="7" svg:d="M11213 21439h-1267" svg:viewBox="0 0 1268 1">
          <text:p/>
        </draw:connector>
        <draw:custom-shape draw:style-name="gr16" draw:text-style-name="P10" xml:id="id11" draw:id="id11" draw:layer="especes_ui" svg:width="7.734cm" svg:height="1.343cm" svg:x="1.92cm" svg:y="26.435cm">
          <text:p text:style-name="P1"><text:span text:style-name="T1">init_dosag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7" draw:text-style-name="P5" draw:layer="especes_ui" draw:type="line" svg:x1="5.787cm" svg:y1="24.39cm" svg:x2="5.787cm" svg:y2="26.435cm" draw:start-shape="id10" draw:start-glue-point="6" draw:end-shape="id11" draw:end-glue-point="0" svg:d="M5787 24390v2045" svg:viewBox="0 0 1 2046">
          <text:p/>
        </draw:connector>
        <draw:custom-shape draw:style-name="gr18" draw:text-style-name="P1" xml:id="id12" draw:id="id12" draw:layer="especes_ui" svg:width="6.191cm" svg:height="1.955cm" svg:x="12.655cm" svg:y="9.993cm">
          <text:p text:style-name="P1">get_especes.py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9" draw:text-style-name="P5" draw:layer="especes_ui" svg:x1="9.178cm" svg:y1="10.97cm" svg:x2="12.655cm" svg:y2="10.97cm" draw:start-shape="id8" draw:start-glue-point="1" draw:end-shape="id12" svg:d="M9178 10970h3477" svg:viewBox="0 0 3478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age 1</svg:title>
      </draw:layer>
      <draw:layer draw:name="background"/>
      <draw:layer draw:name="backgroundobjects"/>
      <draw:layer draw:name="controls"/>
      <draw:layer draw:name="measurelines"/>
      <draw:layer draw:name="app" draw:display="printer"/>
      <draw:layer draw:name="especes_ui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07T21:30:02.435702719</meta:creation-date>
    <dc:date>2021-02-07T23:01:14.524572168</dc:date>
    <meta:editing-duration>PT9M43S</meta:editing-duration>
    <meta:editing-cycles>3</meta:editing-cycles>
    <meta:generator>LibreOffice/7.0.3.1$Linux_X86_64 LibreOffice_project/d7547858d014d4cf69878db179d326fc3483e082</meta:generator>
    <meta:document-statistic meta:object-count="23"/>
  </office:meta>
</office:document-meta>
</file>